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8456" calcext:value-type="float">
            <text:p>106.5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0648" calcext:value-type="float">
            <text:p>106.5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8928" calcext:value-type="float">
            <text:p>108.0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2952" calcext:value-type="float">
            <text:p>108.9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5432" calcext:value-type="float">
            <text:p>109.7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1176" calcext:value-type="float">
            <text:p>109.2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9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1936" calcext:value-type="float">
            <text:p>122.9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9344" calcext:value-type="float">
            <text:p>123.5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4416" calcext:value-type="float">
            <text:p>123.7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3288" calcext:value-type="float">
            <text:p>123.8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2096" calcext:value-type="float">
            <text:p>124.2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5488" calcext:value-type="float">
            <text:p>126.2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336" calcext:value-type="float">
            <text:p>171.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197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